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List_20_Contents">
      <style:text-properties fo:color="#ff3333" fo:font-size="13pt" style:font-size-asian="13pt" style:font-size-complex="13pt"/>
    </style:style>
    <style:style style:name="P2" style:family="paragraph" style:parent-style-name="List_20_Contents">
      <style:text-properties fo:color="#000000" fo:font-size="13pt" style:font-size-asian="13pt" style:font-size-complex="13pt"/>
    </style:style>
    <style:style style:name="P3" style:family="paragraph" style:parent-style-name="List_20_Contents">
      <style:paragraph-properties fo:margin-top="0in" fo:margin-bottom="0.1965in" loext:contextual-spacing="false"/>
    </style:style>
    <style:style style:name="P4" style:family="paragraph" style:parent-style-name="Quotations" style:list-style-name="L1"/>
    <style:style style:name="P5" style:family="paragraph" style:parent-style-name="Quotations" style:list-style-name="L1">
      <style:paragraph-properties fo:margin-top="0in" fo:margin-bottom="0in" loext:contextual-spacing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ff3333" fo:font-size="13pt" style:font-size-asian="13pt" style:font-size-complex="13pt"/>
    </style:style>
    <style:style style:name="T5" style:family="text">
      <style:text-properties style:font-name="Microsoft YaHei"/>
    </style:style>
    <style:style style:name="T6" style:family="text">
      <style:text-properties style:font-name="Microsoft YaHei" style:font-name-asian="Microsoft YaHei"/>
    </style:style>
    <style:style style:name="T7" style:family="text">
      <style:text-properties style:font-name-asian="Microsoft YaHei"/>
    </style:style>
    <style:style style:name="T8" style:family="text">
      <style:text-properties officeooo:rsid="0009975e" style:font-name-asian="Microsoft YaHei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HTTP 方法（也经常被叫做“谓词”）告知服务器，客户端想对请求的页面 </text:span><text:span text:style-name="Emphasis"><text:span text:style-name="T2">做</text:span></text:span><text:span text:style-name="T2"> 些什么。下面的都是非常常见的方法：</text:span></text:p>
      <text:p text:style-name="List_20_Heading"><text:span text:style-name="Citation"><text:span text:style-name="T3">GET</text:span></text:span><text:span text:style-name="T3"> </text:span></text:p>
      <text:p text:style-name="List_20_Contents"><text:span text:style-name="T1">浏览器告知服务器：只 </text:span><text:span text:style-name="Emphasis"><text:span text:style-name="T1">获取</text:span></text:span><text:span text:style-name="T1"> 页面上的信息并发给我。这是最常用的方法。</text:span> </text:p>
      <text:p text:style-name="List_20_Heading"><text:span text:style-name="Citation"><text:span text:style-name="T3">HEAD </text:span></text:span></text:p>
      <text:p text:style-name="List_20_Contents"><text:span text:style-name="T1">浏览器告诉服务器：欲获取信息，但是只关心 </text:span><text:span text:style-name="Emphasis"><text:span text:style-name="T1">消息头</text:span></text:span><text:span text:style-name="T1"> 。应用应像处理 </text:span><text:span text:style-name="Citation"><text:span text:style-name="T1">GET</text:span></text:span><text:span text:style-name="T1"> 请求一样来处理它，但是不分发实际内容。在 Flask 中你完全无需 人工 干预，底层的 Werkzeug 库已经替你打点好了。</text:span> </text:p>
      <text:p text:style-name="List_20_Heading"><text:span text:style-name="Citation"><text:span text:style-name="T3">POST </text:span></text:span></text:p>
      <text:p text:style-name="List_20_Contents"><text:span text:style-name="T1">浏览器告诉服务器：想在 URL 上 </text:span><text:span text:style-name="Emphasis"><text:span text:style-name="T1">发布</text:span></text:span><text:span text:style-name="T1"> 新信息。并且，服务器</text:span><text:span text:style-name="T4">必须确保 数据已存储且仅存储一次。</text:span><text:span text:style-name="T1">这是 HTML 表单通常发送数据到服务器的方法。</text:span> </text:p>
      <text:p text:style-name="List_20_Heading"><text:span text:style-name="Citation"><text:span text:style-name="T3">PUT </text:span></text:span></text:p>
      <text:p text:style-name="List_20_Contents"><text:span text:style-name="T1">类似 </text:span><text:span text:style-name="Citation"><text:span text:style-name="T1">POST</text:span></text:span><text:span text:style-name="T1"> 但是服务器</text:span><text:span text:style-name="T4">可能触发了存储过程多次，多次覆盖掉旧值</text:span><text:span text:style-name="T1">。你可 能会问这有什么用，当然这是有原因的。考虑到传输中连接可能会丢失，在 这种 情况下浏览器和服务器之间的系统可能安全地第二次接收请求，而 不破坏其它东西。因为 </text:span><text:span text:style-name="Citation"><text:span text:style-name="T1">POST</text:span></text:span><text:span text:style-name="T1"> 它只触发一次，所以用 </text:span><text:span text:style-name="Citation"><text:span text:style-name="T1">POST</text:span></text:span><text:span text:style-name="T1"> 是不可能的。</text:span> </text:p>
      <text:p text:style-name="P1"><text:span text:style-name="T7">在</text:span><text:span text:style-name="T5">HTTP</text:span><text:span text:style-name="T7">中，</text:span><text:span text:style-name="T5">PUT</text:span><text:span text:style-name="T7">被定义为</text:span><text:span text:style-name="T5">idempotent</text:span><text:span text:style-name="T7">的方法，</text:span><text:span text:style-name="T5">POST</text:span><text:span text:style-name="T7">则不是，这是一个很重要的区别。如果一个方法重复执行多次，产生的效果是一样的，那就是</text:span><text:span text:style-name="T6">idempotent</text:span><text:span text:style-name="T7">的。</text:span></text:p>
      <text:p text:style-name="P2"><text:span text:style-name="T7">若发送两次内容一样的一条内容只会作出一次修改，比如只会发出一条微博，那么使用</text:span><text:span text:style-name="T8">PUT，若会发出两条一样的微博，则使用POST。</text:span></text:p>
      <text:p text:style-name="List_20_Heading"><text:span text:style-name="Citation"><text:span text:style-name="T3">DELETE </text:span></text:span></text:p>
      <text:p text:style-name="List_20_Contents"><text:span text:style-name="T1">删除给定位置的信息。</text:span> </text:p>
      <text:p text:style-name="List_20_Heading"><text:span text:style-name="Citation"><text:span text:style-name="T3">OPTIONS </text:span></text:span></text:p>
      <text:p text:style-name="P3"><text:span text:style-name="T1">给客户端提供一个敏捷的途径来弄清这个 URL 支持哪些 HTTP 方法。 从 Flask 0.6 开始，实现了自动处理。</text:span> </text:p>
      <text:p text:style-name="Text_20_body"><text:span text:style-name="T1">有趣的是，在 HTML4 和 XHTML1 中，表单只能以 </text:span><text:span text:style-name="Citation"><text:span text:style-name="T1">GET</text:span></text:span><text:span text:style-name="T1"> 和 </text:span><text:span text:style-name="Citation"><text:span text:style-name="T1">POST</text:span></text:span><text:span text:style-name="T1"> 方法提交到服务器。但是 JavaScript 和未来的 HTML 标准允许你使用其它所有的方法。此外，HTTP 最近变得相当流行，浏览器不再是唯一的 HTTP 客户端。比如，许多版本控制系统就在使用 HTTP。</text:span></text:p>
      <text:h text:style-name="Heading_20_2" text:outline-level="2">状态码（Status Codes）</text:h>
      <text:p text:style-name="Text_20_body">服务器向用户返回的状态码和提示信息，常见的有以下一些（方括号中是该状态码对应的HTTP动词）。</text:p>
      <text:list xml:id="list1813929860774139458" text:style-name="L1">
        <text:list-item>
          <text:p text:style-name="P5">200 OK - [GET]：服务器成功返回用户请求的数据，该操作是幂等的（Idempotent）。 </text:p>
        </text:list-item>
        <text:list-item>
          <text:p text:style-name="P5"><text:soft-page-break/>201 CREATED - [POST/PUT/PATCH]：用户新建或修改数据成功。 </text:p>
        </text:list-item>
        <text:list-item>
          <text:p text:style-name="P5">202 Accepted - [*]：表示一个请求已经进入后台排队（异步任务） </text:p>
        </text:list-item>
        <text:list-item>
          <text:p text:style-name="P5">204 NO CONTENT - [DELETE]：用户删除数据成功。 </text:p>
        </text:list-item>
        <text:list-item>
          <text:p text:style-name="P5">400 INVALID REQUEST - [POST/PUT/PATCH]：用户发出的请求有错误，服务器没有进行新建或修改数据的操作，该操作是幂等的。 </text:p>
        </text:list-item>
        <text:list-item>
          <text:p text:style-name="P5">401 Unauthorized - [*]：表示用户没有权限（令牌、用户名、密码错误）。 </text:p>
        </text:list-item>
        <text:list-item>
          <text:p text:style-name="P5">403 Forbidden - [*] 表示用户得到授权（与401错误相对），但是访问是被禁止的。 </text:p>
        </text:list-item>
        <text:list-item>
          <text:p text:style-name="P5">404 NOT FOUND - [*]：用户发出的请求针对的是不存在的记录，服务器没有进行操作，该操作是幂等的。 </text:p>
        </text:list-item>
        <text:list-item>
          <text:p text:style-name="P5">406 Not Acceptable - [GET]：用户请求的格式不可得（比如用户请求JSON格式，但是只有XML格式）。 </text:p>
        </text:list-item>
        <text:list-item>
          <text:p text:style-name="P5">410 Gone -[GET]：用户请求的资源被永久删除，且不会再得到的。 </text:p>
        </text:list-item>
        <text:list-item>
          <text:p text:style-name="P5">422 Unprocesable entity - [POST/PUT/PATCH] 当创建一个对象时，发生一个验证错误。 </text:p>
        </text:list-item>
        <text:list-item>
          <text:p text:style-name="P4">500 INTERNAL SERVER ERROR - [*]：服务器发生错误，用户将无法判断发出的请求是否成功。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icrosoft YaHei" svg:font-family="'Microsoft Ya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4:07:47.393822913</meta:creation-date>
    <meta:generator>LibreOffice/5.0.6.2$Linux_X86_64 LibreOffice_project/00$Build-2</meta:generator>
    <dc:date>2017-08-29T09:37:45.805937086</dc:date>
    <meta:editing-duration>PT8M44S</meta:editing-duration>
    <meta:editing-cycles>3</meta:editing-cycles>
    <meta:document-statistic meta:table-count="0" meta:image-count="0" meta:object-count="0" meta:page-count="2" meta:paragraph-count="30" meta:word-count="1018" meta:character-count="1502" meta:non-whitespace-character-count="1377"/>
  </office:meta>
</office:document-meta>
</file>